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135">
            <text:p>135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76">
            <text:p>76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60">
            <text:p>60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35">
            <text:p>35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3.0333673347283">
            <text:p>13,03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from top plate to bottom at top-plate x coordin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54">
            <text:p>54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-TAN([.B100]/180*3.14159)*([.B57]/2-[.F15])" office:value-type="float" office:value="38.8182154685566">
            <text:p>38,82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87.8">
            <text:p>8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86.55">
            <text:p>8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14.8">
            <text:p>14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13.55">
            <text:p>13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39.8">
            <text:p>3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38.55">
            <text:p>3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60">
            <text:p>60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56.95">
            <text:p>56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91.8">
            <text:p>91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30">
            <text:p>30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43.8">
            <text:p>43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05.7">
            <text:p>105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42.6">
            <text:p>42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18.8">
            <text:p>18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30.2">
            <text:p>30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62">
            <text:p>62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11.75">
            <text:p>11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97.3362470417207">
            <text:p>97,34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5.2024215501123">
            <text:p>15,2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27.3">
            <text:p>27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4.8158922657217">
            <text:p>14,82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80.0062497558784">
            <text:p>80,01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8.2084998506427">
            <text:p>18,2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91.8062497558784">
            <text:p>91,81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89.0562497558785">
            <text:p>89,06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86.3062497558784">
            <text:p>86,31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135">
            <text:p>135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-08-2012</text:date>, <text:time>00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03T00:46:49</dc:date>
    <meta:editing-duration>PT06H30M50S</meta:editing-duration>
    <meta:editing-cycles>12</meta:editing-cycles>
    <meta:generator>NeoOffice/3.2.1$Unix OpenOffice.org_project/Patch 4</meta:generator>
    <meta:document-statistic meta:table-count="3" meta:cell-count="186" meta:object-count="0"/>
  </office:meta>
</office:document-meta>
</file>